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65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4-09" calcext:value-type="date">
            <text:p>9. April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9. April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9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8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0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1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0:21:39.1005646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34S</meta:editing-duration>
    <meta:editing-cycles>651</meta:editing-cycles>
    <meta:generator>LibreOffice/7.0.4.2$Linux_X86_64 LibreOffice_project/00$Build-2</meta:generator>
    <meta:initial-creator>Mensch Meyer</meta:initial-creator>
    <dc:date>2021-04-09T00:21:40.169769788</dc:date>
    <meta:print-date>2018-03-22T10:16:17.782000000</meta:print-date>
    <meta:printed-by>Mensch Meyer</meta:printed-by>
    <meta:document-statistic meta:table-count="4" meta:cell-count="3201" meta:object-count="4"/>
  </office:meta>
</office:document-meta>
</file>